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ynch Engine</text:h>
      <text:h text:style-name="Heading_20_2" text:outline-level="2">Overview</text:h>
      <text:p text:style-name="Text_20_body">The synch engine consists of the major components:</text:p>
      <text:list xml:id="list414808977" text:style-name="L1">
        <text:list-item>
          <text:p text:style-name="P1">Synch engine itself - coordinates the synch process</text:p>
        </text:list-item>
        <text:list-item>
          <text:p text:style-name="P1">SynchService - a jboss service used to control the synch <text:s/>engine.</text:p>
        </text:list-item>
        <text:list-item>
          <text:p text:style-name="P1">Synchlings - activated to handle a single phase of the synch process.</text:p>
        </text:list-item>
        <text:list-item>
          <text:p text:style-name="P1">Callback service - an http endpoint for service callbacks</text:p>
        </text:list-item>
      </text:list>
      <text:p text:style-name="Text_20_body">The synch service handles subscriptions which define two endpoints which are to be kept in synch. The endpoints are designated endA and endB as the synchronization is symmetrical. </text:p>
      <text:p text:style-name="Text_20_body">Synchronization is carried out through connectors which use end-point information to establish a connector instance which provides a connection to a service. These connectors and instances implement interfaces which use classes from CalWs-SOAP augmented by some special classes to handle the data and messages.</text:p>
      <text:p text:style-name="Text_20_body">Internally, only XML calendar items are handled. It is up to the connector and instances to convert to and from the native formats.</text:p>
      <text:p text:style-name="Text_20_body">Endpoints can use callback notifications to signal that changes have taken place in the data or can be polled regularly for changes. Bedework and Exchange can work in the notification mode, an external file must be polled.</text:p>
      <text:h text:style-name="Heading_20_2" text:outline-level="2">Matching entities</text:h>
      <text:p text:style-name="Text_20_body">When a calendar entity is changed in one collection the system needs to locate the corresponding entity in the other system. Calendar systems use differing approaches to identifying resources, for example DAV based systems use the href. The only common identifier is the UID <text:s/>so subscriptions may need to maintain a mapping of UID to the native identifiers. It may possible instead to search the system for the UID within the collection.</text:p>
      <text:h text:style-name="Heading_20_2" text:outline-level="2">Subscriptions.</text:h>
      <text:p text:style-name="Text_20_body">A subscription defines two endpoints, the direction of the synchronization and, if needed, which end is considered the master. Direction can be A to B, B to A or both ways.</text:p>
      <text:h text:style-name="Heading_20_2" text:outline-level="2">Startup.</text:h>
      <text:p text:style-name="Text_20_body">When the service starts there are a number of subscriptions stored in a database which are currently inactive and must be brought to the active state. To do so requires a resynch which involves scanning both ends and resolving the differences. The connector information might contain enough to determine if the far end has changed since the last resynch - particularly important for a file.</text:p>
      <text:h text:style-name="Heading_20_2" text:outline-level="2">Steady State</text:h>
      <text:p text:style-name="Text_20_body">Once started subscriptions are kept up to date in two ways: </text:p>
      <text:list xml:id="list588595120" text:style-name="L2">
        <text:list-item>
          <text:p text:style-name="P2"><text:soft-page-break/>notifications of changes trigger updates</text:p>
        </text:list-item>
        <text:list-item>
          <text:p text:style-name="P2">periodic resynchronizations for example, of files. These are very cheap if no change takes place, less so when the file is chang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Douglass</meta:initial-creator>
    <meta:creation-date>2011-08-16T10:56:14</meta:creation-date>
    <dc:date>2011-08-31T12:57:44</dc:date>
    <dc:creator>Mike Douglass</dc:creator>
    <meta:editing-duration>P4DT18H3M35S</meta:editing-duration>
    <meta:editing-cycles>3</meta:editing-cycles>
    <meta:generator>LibreOffice/3.3$Unix LibreOffice_project/330m19$Build-301</meta:generator>
    <meta:document-statistic meta:table-count="0" meta:image-count="0" meta:object-count="0" meta:page-count="2" meta:paragraph-count="21" meta:word-count="402" meta:character-count="2446"/>
  </office:meta>
</office:document-meta>
</file>